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693" officeooo:paragraph-rsid="00158693"/>
    </style:style>
    <style:style style:name="P2" style:family="paragraph" style:parent-style-name="Standard">
      <style:text-properties officeooo:rsid="00186d9a" officeooo:paragraph-rsid="00158693"/>
    </style:style>
    <style:style style:name="P3" style:family="paragraph" style:parent-style-name="Standard">
      <style:text-properties officeooo:rsid="001c5748" officeooo:paragraph-rsid="00158693"/>
    </style:style>
    <style:style style:name="T1" style:family="text">
      <style:text-properties officeooo:rsid="00186d9a"/>
    </style:style>
    <style:style style:name="T2" style:family="text">
      <style:text-properties officeooo:rsid="001b769a"/>
    </style:style>
    <style:style style:name="T3" style:family="text">
      <style:text-properties officeooo:rsid="001b2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&gt; function WordCount(str) { </text:p>
      <text:p text:style-name="P1">... <text:s text:c="2"/>return str.split(" ").length;</text:p>
      <text:p text:style-name="P1">... }</text:p>
      <text:p text:style-name="P1">undefined</text:p>
      <text:p text:style-name="P1">&gt; </text:p>
      <text:p text:style-name="P1">&gt; console.log(WordCount(s));</text:p>
      <text:p text:style-name="P1">95</text:p>
      <text:p text:style-name="P1"/>
      <text:p text:style-name="P1"/>
      <text:p text:style-name="P1"/>
      <text:p text:style-name="P1">2.</text:p>
      <text:p text:style-name="P1">&gt; function sentenceCount(str) { </text:p>
      <text:p text:style-name="P1">... return str.split('.').length;</text:p>
      <text:p text:style-name="P1">... }</text:p>
      <text:p text:style-name="P1">undefined</text:p>
      <text:p text:style-name="P1">&gt; console.log(sentenceCount(s));</text:p>
      <text:p text:style-name="P1">5</text:p>
      <text:p text:style-name="P1"/>
      <text:p text:style-name="P1"/>
      <text:p text:style-name="P1">3.</text:p>
      <text:p text:style-name="P1">&gt; console.log(s.length);</text:p>
      <text:p text:style-name="P1">612</text:p>
      <text:p text:style-name="P1"/>
      <text:p text:style-name="P1"/>
      <text:p text:style-name="P1"/>
      <text:p text:style-name="P1">4.</text:p>
      <text:p text:style-name="P1">&gt; function totocc(str) { </text:p>
      <text:p text:style-name="P1">... return str.split('paragraph').length;</text:p>
      <text:p text:style-name="P1">... }</text:p>
      <text:p text:style-name="P1">undefined</text:p>
      <text:p text:style-name="P1">&gt; console.log(totocc(s));</text:p>
      <text:p text:style-name="P1">7</text:p>
      <text:p text:style-name="P1"/>
      <text:p text:style-name="P1"/>
      <text:p text:style-name="P1">5.</text:p>
      <text:p text:style-name="P2">&gt; <text:span text:style-name="T2">function</text:span> countSpecial <text:span text:style-name="T3">(str)</text:span>{</text:p>
      <text:p text:style-name="P2">... <text:s text:c="3"/>const punct = "!,\;\.-?";</text:p>
      <text:p text:style-name="P2">... <text:s text:c="3"/>let count = 0;</text:p>
      <text:p text:style-name="P2">... <text:s text:c="3"/>for(let i = 0; i &lt; str.length; i++){</text:p>
      <text:p text:style-name="P2">..... <text:s text:c="6"/>if(!punct.includes(str[i])){</text:p>
      <text:p text:style-name="P2">....... <text:s text:c="9"/>continue;</text:p>
      <text:p text:style-name="P2">....... <text:s text:c="6"/>}</text:p>
      <text:p text:style-name="P2">..... <text:s text:c="6"/>count++;</text:p>
      <text:p text:style-name="P2">..... <text:s text:c="3"/>}</text:p>
      <text:p text:style-name="P2">... <text:s text:c="3"/>return count;</text:p>
      <text:p text:style-name="P1"><text:span text:style-name="T1">... }</text:span> </text:p>
      <text:p text:style-name="P1"/>
      <text:p text:style-name="P1"/>
      <text:p text:style-name="P1">6.</text:p>
      <text:p text:style-name="P1">let resultttttt=c.replace(/paragraph/gi,"para");</text:p>
      <text:p text:style-name="P1"/>
      <text:p text:style-name="P1"><text:soft-page-break/>7.</text:p>
      <text:p text:style-name="P3">&gt; let count=0;</text:p>
      <text:p text:style-name="P3">&gt; <text:s text:c="9"/>for(let i = 0; i &lt; x.length; i++){</text:p>
      <text:p text:style-name="P3">... if(x[i]==".") {</text:p>
      <text:p text:style-name="P3">..... break;</text:p>
      <text:p text:style-name="P3">..... }</text:p>
      <text:p text:style-name="P3">... else {</text:p>
      <text:p text:style-name="P3">..... count++;</text:p>
      <text:p text:style-name="P3">..... }</text:p>
      <text:p text:style-name="P3">... }</text:p>
      <text:p text:style-name="P3">undefined</text:p>
      <text:p text:style-name="P3">&gt; console.log(count);</text:p>
      <text:p text:style-name="P3">121</text:p>
      <text:p text:style-name="P3">undefined</text:p>
      <text:p text:style-name="P3">&gt; let slicedd = x.slice(121);</text:p>
      <text:p text:style-name="P3">undefined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3:28:04.050854033</meta:creation-date>
    <dc:date>2022-08-18T13:33:45.298920217</dc:date>
    <meta:editing-duration>PT5M42S</meta:editing-duration>
    <meta:editing-cycles>1</meta:editing-cycles>
    <meta:document-statistic meta:table-count="0" meta:image-count="0" meta:object-count="0" meta:page-count="2" meta:paragraph-count="55" meta:word-count="130" meta:character-count="892" meta:non-whitespace-character-count="759"/>
    <meta:generator>LibreOffice/7.3.3.2$Linux_X86_64 LibreOffice_project/30$Build-2</meta:generator>
  </office:meta>
</office:document-meta>
</file>